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28a0" officeooo:paragraph-rsid="000c28a0"/>
    </style:style>
    <style:style style:name="P2" style:family="paragraph" style:parent-style-name="Standard">
      <style:text-properties officeooo:rsid="000f7596" officeooo:paragraph-rsid="000f7596"/>
    </style:style>
    <style:style style:name="T1" style:family="text">
      <style:text-properties officeooo:rsid="000f7b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L (Read, Evaluate, Print and Loop)</text:p>
      <text:p text:style-name="P1">É um ambiente interativo onde você digita um código, o Node.js lê, avalia, imprime e aguarda o próximo comando em um ciclo. É excelente para testar pequenos trechos de código rapidamente sem precisar criar arquivos.</text:p>
      <text:p text:style-name="P1"/>
      <text:p text:style-name="P2">JavaScript</text:p>
      <text:p text:style-name="P2">-Interpretada: Não precisa ser transformado em um arquivo binário complexo (compilado) antes de rodar. O node.js lê e executa linha por linha.</text:p>
      <text:p text:style-name="P2">-Variáveis: (let e var): São “caixas” onde guardamos os dados. Se você apenas criar uma variável sem dar um valor (ex: let nome;) ela terá o valor inicial de undefined.</text:p>
      <text:p text:style-name="P2">-Tipagem Dinâmica: Uma variável pode guardar números (number) ou textos (string).</text:p>
      <text:p text:style-name="P2"/>
      <text:p text:style-name="P2">*Comandos Especiais e Interatividade</text:p>
      <text:p text:style-name="P2">-Parâmetros de Entrada (process.argv): Você pode passar informações para seu programa no momento em que o chama no terminal (ex: node app.js silvio). O node guarda isso em um array chamado process.argv.</text:p>
      <text:p text:style-name="P2">-<text:span text:style-name="T1">Entrada de dados (readline): Para fazer perguntas ao usuário enquanto o programa roda, usamos o módulo readline. Ele permite capturar o que o usuário digita no teclado.</text:span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3T14:53:52.217858658</meta:creation-date>
    <dc:date>2026-02-13T16:48:52.386494723</dc:date>
    <meta:editing-duration>PT40M49S</meta:editing-duration>
    <meta:editing-cycles>1</meta:editing-cycles>
    <meta:document-statistic meta:table-count="0" meta:image-count="0" meta:object-count="0" meta:page-count="1" meta:paragraph-count="9" meta:word-count="168" meta:character-count="1060" meta:non-whitespace-character-count="901"/>
    <meta:generator>LibreOffice/7.3.7.2$Linux_X86_64 LibreOffice_project/30$Build-2</meta:generator>
  </office:meta>
</office:document-meta>
</file>